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UrlEncodingFilterTests.encodeEmptyUrlWith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UrlEncodingFilterTests.encodeUrlWith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UrlEncodingFilterTests.createResourceUrlProvider( List &lt; ResourceResolver &gt; 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UrlEncodingFilterTests.invalidLookup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UrlEncodingFilterTests.encodeContextPathUrlWithout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UrlEncodingFilterTests.creat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UrlEncodingFilterTests.encod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UrlEncodingFilterTests.encodeContextPathUrlWith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UrlEncodingFilterTests.encodeUrlWith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UrlEncodingFilterTests.testEncodeUrl( MockHttpServletRequest request , String url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UrlEncodingFilterTests.encodeUrlWithReques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UrlEncodingFilterTests.encodeUrlWithContextAndForwarde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UrlEncodingFilterTests.encodeUrlPreventStringOutOf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